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7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7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7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9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9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80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9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80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9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80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27]+[.E27]+[.H27]" office:value-type="float" office:value="4763" calcext:value-type="float">
            <text:p><text:s text:c="3"/>4,763</text:p>
          </table:table-cell>
          <table:table-cell table:style-name="ce37" office:value-type="float" office:value="4686" calcext:value-type="float">
            <text:p><text:s text:c="3"/>4,68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7" table:formula="of:=[.D28]+[.E28]+[.H28]" office:value-type="float" office:value="4763" calcext:value-type="float">
            <text:p><text:s text:c="3"/>4,763</text:p>
          </table:table-cell>
          <table:table-cell table:style-name="ce37" office:value-type="float" office:value="3941" calcext:value-type="float">
            <text:p><text:s text:c="3"/>3,941</text:p>
          </table:table-cell>
          <table:table-cell table:style-name="ce37" office:value-type="float" office:value="505" calcext:value-type="float">
            <text:p><text:s text:c="3"/>505</text:p>
          </table:table-cell>
          <table:table-cell table:style-name="ce37" office:value-type="float" office:value="499" calcext:value-type="float">
            <text:p><text:s text:c="3"/>4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29]+[.E29]+[.H29]" office:value-type="float" office:value="5488" calcext:value-type="float">
            <text:p><text:s text:c="3"/>5,488</text:p>
          </table:table-cell>
          <table:table-cell table:style-name="ce38" office:value-type="float" office:value="5372" calcext:value-type="float">
            <text:p><text:s text:c="3"/>5,3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84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9" table:formula="of:=[.D30]+[.E30]+[.H30]" office:value-type="float" office:value="5488" calcext:value-type="float">
            <text:p><text:s text:c="3"/>5,488</text:p>
          </table:table-cell>
          <table:table-cell table:style-name="ce39" office:value-type="float" office:value="4586" calcext:value-type="float">
            <text:p><text:s text:c="3"/>4,586</text:p>
          </table:table-cell>
          <table:table-cell table:style-name="ce39" office:value-type="float" office:value="560" calcext:value-type="float">
            <text:p><text:s text:c="3"/>560</text:p>
          </table:table-cell>
          <table:table-cell table:style-name="ce39" office:value-type="float" office:value="555" calcext:value-type="float">
            <text:p><text:s text:c="3"/>55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0" office:value-type="float" office:value="342" calcext:value-type="float">
            <text:p><text:s text:c="3"/>342</text:p>
          </table:table-cell>
          <table:table-cell table:style-name="ce39" office:value-type="float" office:value="323" calcext:value-type="float">
            <text:p><text:s text:c="3"/>323</text:p>
          </table:table-cell>
          <table:table-cell table:style-name="ce85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1]+[.E31]+[.H31]" office:value-type="float" office:value="4792" calcext:value-type="float">
            <text:p><text:s text:c="3"/>4,792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9" table:formula="of:=[.D32]+[.E32]+[.H32]" office:value-type="float" office:value="4792" calcext:value-type="float">
            <text:p><text:s text:c="3"/>4,792</text:p>
          </table:table-cell>
          <table:table-cell table:style-name="ce39" office:value-type="float" office:value="3940" calcext:value-type="float">
            <text:p><text:s text:c="3"/>3,940</text:p>
          </table:table-cell>
          <table:table-cell table:style-name="ce39" office:value-type="float" office:value="543" calcext:value-type="float">
            <text:p><text:s text:c="3"/>543</text:p>
          </table:table-cell>
          <table:table-cell table:style-name="ce39" office:value-type="float" office:value="536" calcext:value-type="float">
            <text:p><text:s text:c="3"/>536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39" office:value-type="float" office:value="300" calcext:value-type="float">
            <text:p><text:s text:c="3"/>300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3]+[.E33]+[.H33]" office:value-type="float" office:value="5455" calcext:value-type="float">
            <text:p><text:s text:c="3"/>5,455</text:p>
          </table:table-cell>
          <table:table-cell table:style-name="ce37" office:value-type="float" office:value="5359" calcext:value-type="float">
            <text:p><text:s text:c="3"/>5,35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7" table:formula="of:=[.D34]+[.E34]+[.H34]" office:value-type="float" office:value="5455" calcext:value-type="float">
            <text:p><text:s text:c="3"/>5,455</text:p>
          </table:table-cell>
          <table:table-cell table:style-name="ce37" office:value-type="float" office:value="4443" calcext:value-type="float">
            <text:p><text:s text:c="3"/>4,44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35]+[.E35]+[.H35]" office:value-type="float" office:value="5223" calcext:value-type="float">
            <text:p><text:s text:c="3"/>5,223</text:p>
          </table:table-cell>
          <table:table-cell table:style-name="ce38" office:value-type="float" office:value="5130" calcext:value-type="float">
            <text:p><text:s text:c="3"/>5,13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9" table:formula="of:=[.D36]+[.E36]+[.H36]" office:value-type="float" office:value="5223" calcext:value-type="float">
            <text:p><text:s text:c="3"/>5,223</text:p>
          </table:table-cell>
          <table:table-cell table:style-name="ce39" office:value-type="float" office:value="4371" calcext:value-type="float">
            <text:p><text:s text:c="3"/>4,371</text:p>
          </table:table-cell>
          <table:table-cell table:style-name="ce39" office:value-type="float" office:value="521" calcext:value-type="float">
            <text:p><text:s text:c="3"/>521</text:p>
          </table:table-cell>
          <table:table-cell table:style-name="ce39" office:value-type="float" office:value="517" calcext:value-type="float">
            <text:p><text:s text:c="3"/>51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0" office:value-type="float" office:value="331" calcext:value-type="float">
            <text:p><text:s text:c="3"/>331</text:p>
          </table:table-cell>
          <table:table-cell table:style-name="ce39" office:value-type="float" office:value="322" calcext:value-type="float">
            <text:p><text:s text:c="3"/>322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8" office:value-type="string" calcext:value-type="string">
            <text:p>男</text:p>
          </table:table-cell>
          <table:table-cell table:style-name="ce37" table:formula="of:=[.D37]+[.E37]+[.H37]" office:value-type="float" office:value="4278" calcext:value-type="float">
            <text:p><text:s text:c="3"/>4,278</text:p>
          </table:table-cell>
          <table:table-cell table:style-name="ce37" office:value-type="float" office:value="4191" calcext:value-type="float">
            <text:p><text:s text:c="3"/>4,19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7" table:formula="of:=[.D38]+[.E38]+[.H38]" office:value-type="float" office:value="4278" calcext:value-type="float">
            <text:p><text:s text:c="3"/>4,278</text:p>
          </table:table-cell>
          <table:table-cell table:style-name="ce37" office:value-type="float" office:value="3564" calcext:value-type="float">
            <text:p><text:s text:c="3"/>3,564</text:p>
          </table:table-cell>
          <table:table-cell table:style-name="ce37" office:value-type="float" office:value="430" calcext:value-type="float">
            <text:p><text:s text:c="3"/>430</text:p>
          </table:table-cell>
          <table:table-cell table:style-name="ce37" office:value-type="float" office:value="428" calcext:value-type="float">
            <text:p><text:s text:c="3"/>4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39]+[.E39]+[.H39]" office:value-type="float" office:value="5275" calcext:value-type="float">
            <text:p><text:s text:c="3"/>5,275</text:p>
          </table:table-cell>
          <table:table-cell table:style-name="ce38" office:value-type="float" office:value="5174" calcext:value-type="float">
            <text:p><text:s text:c="3"/>5,17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4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7" table:formula="of:=[.D40]+[.E40]+[.H40]" office:value-type="float" office:value="5275" calcext:value-type="float">
            <text:p><text:s text:c="3"/>5,275</text:p>
          </table:table-cell>
          <table:table-cell table:style-name="ce37" office:value-type="float" office:value="4381" calcext:value-type="float">
            <text:p><text:s text:c="3"/>4,381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41]+[.E41]+[.H41]" office:value-type="float" office:value="4608" calcext:value-type="float">
            <text:p><text:s text:c="3"/>4,608</text:p>
          </table:table-cell>
          <table:table-cell table:style-name="ce38" office:value-type="float" office:value="4501" calcext:value-type="float">
            <text:p><text:s text:c="3"/>4,50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8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7" table:formula="of:=[.D42]+[.E42]+[.H42]" office:value-type="float" office:value="4608" calcext:value-type="float">
            <text:p><text:s text:c="3"/>4,608</text:p>
          </table:table-cell>
          <table:table-cell table:style-name="ce37" office:value-type="float" office:value="3836" calcext:value-type="float">
            <text:p><text:s text:c="3"/>3,836</text:p>
          </table:table-cell>
          <table:table-cell table:style-name="ce37" office:value-type="float" office:value="494" calcext:value-type="float">
            <text:p><text:s text:c="3"/>494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278" calcext:value-type="float">
            <text:p><text:s text:c="3"/>278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43]+[.E43]+[.H43]" office:value-type="float" office:value="4721" calcext:value-type="float">
            <text:p><text:s text:c="3"/>4,721</text:p>
          </table:table-cell>
          <table:table-cell table:style-name="ce38" office:value-type="float" office:value="4635" calcext:value-type="float">
            <text:p><text:s text:c="3"/>4,635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4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7" table:formula="of:=[.D44]+[.E44]+[.H44]" office:value-type="float" office:value="4721" calcext:value-type="float">
            <text:p><text:s text:c="3"/>4,721</text:p>
          </table:table-cell>
          <table:table-cell table:style-name="ce37" office:value-type="float" office:value="3975" calcext:value-type="float">
            <text:p><text:s text:c="3"/>3,975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40" table:formula="of:=SUM([.C47];[.C49];[.C51];[.C53])" office:value-type="float" office:value="17657" calcext:value-type="float">
            <text:p><text:s text:c="3"/>17,657</text:p>
          </table:table-cell>
          <table:table-cell table:style-name="ce40" table:formula="of:=SUM([.D47];[.D49];[.D51];[.D53])" office:value-type="float" office:value="17270" calcext:value-type="float">
            <text:p><text:s text:c="3"/>17,270</text:p>
          </table:table-cell>
          <table:table-cell table:style-name="ce40" table:formula="of:=SUM([.E47];[.E49];[.E51];[.E53])" office:value-type="float" office:value="122" calcext:value-type="float">
            <text:p><text:s text:c="3"/>122</text:p>
          </table:table-cell>
          <table:table-cell table:style-name="ce40" table:formula="of:=SUM([.F47];[.F49];[.F51];[.F53])" office:value-type="float" office:value="102" calcext:value-type="float">
            <text:p><text:s text:c="3"/>102</text:p>
          </table:table-cell>
          <table:table-cell table:style-name="ce40" table:formula="of:=SUM([.G47];[.G49];[.G51];[.G53])" office:value-type="float" office:value="20" calcext:value-type="float">
            <text:p><text:s text:c="3"/>20</text:p>
          </table:table-cell>
          <table:table-cell table:style-name="ce40" table:formula="of:=SUM([.H47];[.H49];[.H51];[.H53])" office:value-type="float" office:value="265" calcext:value-type="float">
            <text:p><text:s text:c="3"/>265</text:p>
          </table:table-cell>
          <table:table-cell table:style-name="ce40" table:formula="of:=SUM([.I47];[.I49];[.I51];[.I53])" office:value-type="float" office:value="89" calcext:value-type="float">
            <text:p><text:s text:c="3"/>89</text:p>
          </table:table-cell>
          <table:table-cell table:style-name="ce86" table:formula="of:=SUM([.J47];[.J49];[.J51];[.J53])" office:value-type="float" office:value="176" calcext:value-type="float">
            <text:p><text:s text:c="3"/>176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四月止</text:p>
          </table:table-cell>
          <table:table-cell table:style-name="ce23" office:value-type="string" calcext:value-type="string">
            <text:p>女</text:p>
          </table:table-cell>
          <table:table-cell table:style-name="ce41" table:formula="of:=SUM([.C48];[.C50];[.C52];[.C54])" office:value-type="float" office:value="17657" calcext:value-type="float">
            <text:p><text:s text:c="3"/>17,657</text:p>
          </table:table-cell>
          <table:table-cell table:style-name="ce41" table:formula="of:=SUM([.D48];[.D50];[.D52];[.D54])" office:value-type="float" office:value="14552" calcext:value-type="float">
            <text:p><text:s text:c="3"/>14,552</text:p>
          </table:table-cell>
          <table:table-cell table:style-name="ce41" table:formula="of:=SUM([.E48];[.E50];[.E52];[.E54])" office:value-type="float" office:value="1917" calcext:value-type="float">
            <text:p><text:s text:c="3"/>1,917</text:p>
          </table:table-cell>
          <table:table-cell table:style-name="ce41" table:formula="of:=SUM([.F48];[.F50];[.F52];[.F54])" office:value-type="float" office:value="1903" calcext:value-type="float">
            <text:p><text:s text:c="3"/>1,903</text:p>
          </table:table-cell>
          <table:table-cell table:style-name="ce41" table:formula="of:=SUM([.G48];[.G50];[.G52];[.G54])" office:value-type="float" office:value="14" calcext:value-type="float">
            <text:p><text:s text:c="3"/>14</text:p>
          </table:table-cell>
          <table:table-cell table:style-name="ce41" table:formula="of:=SUM([.H48];[.H50];[.H52];[.H54])" office:value-type="float" office:value="1188" calcext:value-type="float">
            <text:p><text:s text:c="3"/>1,188</text:p>
          </table:table-cell>
          <table:table-cell table:style-name="ce41" table:formula="of:=SUM([.I48];[.I50];[.I52];[.I54])" office:value-type="float" office:value="1148" calcext:value-type="float">
            <text:p><text:s text:c="3"/>1,148</text:p>
          </table:table-cell>
          <table:table-cell table:style-name="ce87" table:formula="of:=SUM([.J48];[.J50];[.J52];[.J54])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47]+[.E47]+[.H47]" office:value-type="float" office:value="4398" calcext:value-type="float">
            <text:p><text:s text:c="3"/>4,398</text:p>
          </table:table-cell>
          <table:table-cell table:style-name="ce38" office:value-type="float" office:value="4306" calcext:value-type="float">
            <text:p><text:s text:c="3"/>4,30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4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7" table:formula="of:=[.D48]+[.E48]+[.H48]" office:value-type="float" office:value="4398" calcext:value-type="float">
            <text:p><text:s text:c="3"/>4,398</text:p>
          </table:table-cell>
          <table:table-cell table:style-name="ce37" office:value-type="float" office:value="3652" calcext:value-type="float">
            <text:p><text:s text:c="3"/>3,65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264" calcext:value-type="float">
            <text:p><text:s text:c="3"/>264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49]+[.E49]+[.H49]" office:value-type="float" office:value="3711" calcext:value-type="float">
            <text:p><text:s text:c="3"/>3,711</text:p>
          </table:table-cell>
          <table:table-cell table:style-name="ce38" office:value-type="float" office:value="3607" calcext:value-type="float">
            <text:p><text:s text:c="3"/>3,60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9" office:value-type="float" office:value="80" calcext:value-type="float">
            <text:p><text:s text:c="3"/>80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7" table:formula="of:=[.D50]+[.E50]+[.H50]" office:value-type="float" office:value="3711" calcext:value-type="float">
            <text:p><text:s text:c="3"/>3,711</text:p>
          </table:table-cell>
          <table:table-cell table:style-name="ce37" office:value-type="float" office:value="3064" calcext:value-type="float">
            <text:p><text:s text:c="3"/>3,06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37" office:value-type="float" office:value="242" calcext:value-type="float">
            <text:p><text:s text:c="3"/>242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51]+[.E51]+[.H51]" office:value-type="float" office:value="4735" calcext:value-type="float">
            <text:p><text:s text:c="3"/>4,735</text:p>
          </table:table-cell>
          <table:table-cell table:style-name="ce38" office:value-type="float" office:value="4639" calcext:value-type="float">
            <text:p><text:s text:c="3"/>4,639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8" office:value-type="string" calcext:value-type="string">
            <text:p>女</text:p>
          </table:table-cell>
          <table:table-cell table:style-name="ce37" table:formula="of:=[.D52]+[.E52]+[.H52]" office:value-type="float" office:value="4735" calcext:value-type="float">
            <text:p><text:s text:c="3"/>4,735</text:p>
          </table:table-cell>
          <table:table-cell table:style-name="ce37" office:value-type="float" office:value="3906" calcext:value-type="float">
            <text:p><text:s text:c="3"/>3,906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53]+[.E53]+[.H53]" office:value-type="float" office:value="4813" calcext:value-type="float">
            <text:p><text:s text:c="3"/>4,813</text:p>
          </table:table-cell>
          <table:table-cell table:style-name="ce38" office:value-type="float" office:value="4718" calcext:value-type="float">
            <text:p><text:s text:c="3"/>4,718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2" table:formula="of:=[.D54]+[.E54]+[.H54]" office:value-type="float" office:value="4813" calcext:value-type="float">
            <text:p><text:s text:c="3"/>4,813</text:p>
          </table:table-cell>
          <table:table-cell table:style-name="ce42" office:value-type="float" office:value="3930" calcext:value-type="float">
            <text:p><text:s text:c="3"/>3,930</text:p>
          </table:table-cell>
          <table:table-cell table:style-name="ce42" office:value-type="float" office:value="549" calcext:value-type="float">
            <text:p><text:s text:c="3"/>549</text:p>
          </table:table-cell>
          <table:table-cell table:style-name="ce42" office:value-type="float" office:value="544" calcext:value-type="float">
            <text:p><text:s text:c="3"/>544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71" office:value-type="float" office:value="334" calcext:value-type="float">
            <text:p><text:s text:c="3"/>334</text:p>
          </table:table-cell>
          <table:table-cell table:style-name="ce42" office:value-type="float" office:value="322" calcext:value-type="float">
            <text:p><text:s text:c="3"/>322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table:formula="of:=([.C53]-[.C27])/[.C27]*100" office:value-type="float" office:value="1.04975855553223" calcext:value-type="float">
            <text:p>1.05</text:p>
          </table:table-cell>
          <table:table-cell table:style-name="ce43" table:formula="of:=([.D53]-[.D27])/[.D27]*100" office:value-type="float" office:value="0.682885189927444" calcext:value-type="float">
            <text:p>0.68</text:p>
          </table:table-cell>
          <table:table-cell table:style-name="ce43" table:formula="of:=([.E53]-[.E27])/[.E27]*100" office:value-type="float" office:value="25.9259259259259" calcext:value-type="float">
            <text:p>25.93</text:p>
          </table:table-cell>
          <table:table-cell table:style-name="ce43" table:formula="of:=([.F53]-[.F27])/[.F27]*100" office:value-type="float" office:value="18.1818181818182" calcext:value-type="float">
            <text:p>18.18</text:p>
          </table:table-cell>
          <table:table-cell table:style-name="ce43" table:formula="of:=([.G53]-[.G27])/[.G27]*100" office:value-type="float" office:value="60" calcext:value-type="float">
            <text:p>60.00</text:p>
          </table:table-cell>
          <table:table-cell table:style-name="ce43" table:formula="of:=([.H53]-[.H27])/[.H27]*100" office:value-type="float" office:value="22" calcext:value-type="float">
            <text:p>22.00</text:p>
          </table:table-cell>
          <table:table-cell table:style-name="ce43" table:formula="of:=([.I53]-[.I27])/[.I27]*100" office:value-type="float" office:value="-16.6666666666667" calcext:value-type="float">
            <text:p>－ <text:s text:c="2"/>16.67</text:p>
          </table:table-cell>
          <table:table-cell table:style-name="ce89" table:formula="of:=([.J53]-[.J27])/[.J27]*100" office:value-type="float" office:value="57.6923076923077" calcext:value-type="float">
            <text:p>57.69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7" office:value-type="string" calcext:value-type="string">
            <text:p>女</text:p>
          </table:table-cell>
          <table:table-cell table:style-name="ce44" table:formula="of:=([.C54]-[.C28])/[.C28]*100" office:value-type="float" office:value="1.04975855553223" calcext:value-type="float">
            <text:p>1.05</text:p>
          </table:table-cell>
          <table:table-cell table:style-name="ce44" table:formula="of:=([.D54]-[.D28])/[.D28]*100" office:value-type="float" office:value="-0.279116975386958" calcext:value-type="float">
            <text:p>－ <text:s text:c="2"/>0.28</text:p>
          </table:table-cell>
          <table:table-cell table:style-name="ce44" table:formula="of:=([.E54]-[.E28])/[.E28]*100" office:value-type="float" office:value="8.71287128712871" calcext:value-type="float">
            <text:p>8.71</text:p>
          </table:table-cell>
          <table:table-cell table:style-name="ce44" table:formula="of:=([.F54]-[.F28])/[.F28]*100" office:value-type="float" office:value="9.01803607214429" calcext:value-type="float">
            <text:p>9.02</text:p>
          </table:table-cell>
          <table:table-cell table:style-name="ce44" table:formula="of:=([.G54]-[.G28])/[.G28]*100" office:value-type="float" office:value="-16.6666666666667" calcext:value-type="float">
            <text:p>－ <text:s text:c="2"/>16.67</text:p>
          </table:table-cell>
          <table:table-cell table:style-name="ce44" table:formula="of:=([.H54]-[.H28])/[.H28]*100" office:value-type="float" office:value="5.36277602523659" calcext:value-type="float">
            <text:p>5.36</text:p>
          </table:table-cell>
          <table:table-cell table:style-name="ce44" table:formula="of:=([.I54]-[.I28])/[.I28]*100" office:value-type="float" office:value="5.57377049180328" calcext:value-type="float">
            <text:p>5.57</text:p>
          </table:table-cell>
          <table:table-cell table:style-name="ce90" table:formula="of:=([.J54]-[.J28])/[.J28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table:formula="of:=([.C53]-[.C51])/[.C51]*100" office:value-type="float" office:value="1.64730728616684" calcext:value-type="float">
            <text:p>1.65</text:p>
          </table:table-cell>
          <table:table-cell table:style-name="ce45" table:formula="of:=([.D53]-[.D51])/[.D51]*100" office:value-type="float" office:value="1.7029532226773" calcext:value-type="float">
            <text:p>1.70</text:p>
          </table:table-cell>
          <table:table-cell table:style-name="ce45" table:formula="of:=([.E53]-[.E51])/[.E51]*100" office:value-type="float" office:value="3.03030303030303" calcext:value-type="float">
            <text:p>3.03</text:p>
          </table:table-cell>
          <table:table-cell table:style-name="ce45" table:formula="of:=([.F53]-[.F51])/[.F51]*100" office:value-type="float" office:value="-13.3333333333333" calcext:value-type="float">
            <text:p>－ <text:s text:c="2"/>13.33</text:p>
          </table:table-cell>
          <table:table-cell table:style-name="ce45" table:formula="of:=([.G53]-[.G51])/[.G51]*100" office:value-type="float" office:value="166.666666666667" calcext:value-type="float">
            <text:p>166.67</text:p>
          </table:table-cell>
          <table:table-cell table:style-name="ce45" table:formula="of:=([.H53]-[.H51])/[.H51]*100" office:value-type="float" office:value="-3.17460317460317" calcext:value-type="float">
            <text:p>－ <text:s text:c="2"/>3.17</text:p>
          </table:table-cell>
          <table:table-cell table:style-name="ce45" table:formula="of:=([.I53]-[.I51])/[.I51]*100" office:value-type="float" office:value="5.26315789473684" calcext:value-type="float">
            <text:p>5.26</text:p>
          </table:table-cell>
          <table:table-cell table:style-name="ce91" table:formula="of:=([.J53]-[.J51])/[.J51]*100" office:value-type="float" office:value="-6.81818181818182" calcext:value-type="float">
            <text:p>－ <text:s text:c="2"/>6.82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7" office:value-type="string" calcext:value-type="string">
            <text:p>女</text:p>
          </table:table-cell>
          <table:table-cell table:style-name="ce44" table:formula="of:=([.C54]-[.C52])/[.C52]*100" office:value-type="float" office:value="1.64730728616684" calcext:value-type="float">
            <text:p>1.65</text:p>
          </table:table-cell>
          <table:table-cell table:style-name="ce44" table:formula="of:=([.D54]-[.D52])/[.D52]*100" office:value-type="float" office:value="0.614439324116743" calcext:value-type="float">
            <text:p>0.61</text:p>
          </table:table-cell>
          <table:table-cell table:style-name="ce44" table:formula="of:=([.E54]-[.E52])/[.E52]*100" office:value-type="float" office:value="11.8126272912424" calcext:value-type="float">
            <text:p>11.81</text:p>
          </table:table-cell>
          <table:table-cell table:style-name="ce44" table:formula="of:=([.F54]-[.F52])/[.F52]*100" office:value-type="float" office:value="11.9341563786008" calcext:value-type="float">
            <text:p>11.93</text:p>
          </table:table-cell>
          <table:table-cell table:style-name="ce44" table:formula="of:=([.G54]-[.G52])/[.G52]*100" office:value-type="float" office:value="0" calcext:value-type="float">
            <text:p>－</text:p>
          </table:table-cell>
          <table:table-cell table:style-name="ce44" table:formula="of:=([.H54]-[.H52])/[.H52]*100" office:value-type="float" office:value="-1.18343195266272" calcext:value-type="float">
            <text:p>－ <text:s text:c="2"/>1.18</text:p>
          </table:table-cell>
          <table:table-cell table:style-name="ce44" table:formula="of:=([.I54]-[.I52])/[.I52]*100" office:value-type="float" office:value="-2.42424242424242" calcext:value-type="float">
            <text:p>－ <text:s text:c="2"/>2.42</text:p>
          </table:table-cell>
          <table:table-cell table:style-name="ce90" table:formula="of:=([.J54]-[.J52])/[.J52]*100" office:value-type="float" office:value="50" calcext:value-type="float">
            <text:p>50.0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97" office:value-type="string" calcext:value-type="string">
              <text:p><text:s text:c="4"/>中 華 民 國 97 年 4 月 份</text:p>
            </table:table-cell>
            <table:table-cell table:style-name="ce94" table:number-columns-repeated="5"/>
            <table:table-cell table:style-name="ce107"/>
            <table:table-cell table:style-name="ce9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7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8" table:formula="of:=[.C9]+[.C59]" office:value-type="float" office:value="4813" calcext:value-type="float">
            <text:p><text:s text:c="3"/>4,813</text:p>
          </table:table-cell>
          <table:table-cell table:style-name="ce48" table:formula="of:=[.D9]+[.D59]" office:value-type="float" office:value="4718" calcext:value-type="float">
            <text:p><text:s text:c="3"/>4,718</text:p>
          </table:table-cell>
          <table:table-cell table:style-name="ce48" table:formula="of:=[.E9]+[.E59]" office:value-type="float" office:value="34" calcext:value-type="float">
            <text:p><text:s text:c="3"/>34</text:p>
          </table:table-cell>
          <table:table-cell table:style-name="ce48" table:formula="of:=[.F9]+[.F59]" office:value-type="float" office:value="26" calcext:value-type="float">
            <text:p><text:s text:c="3"/>26</text:p>
          </table:table-cell>
          <table:table-cell table:style-name="ce48" table:formula="of:=[.G9]+[.G59]" office:value-type="float" office:value="8" calcext:value-type="float">
            <text:p><text:s text:c="3"/>8</text:p>
          </table:table-cell>
          <table:table-cell table:style-name="ce48" table:formula="of:=[.H9]+[.H59]" office:value-type="float" office:value="61" calcext:value-type="float">
            <text:p><text:s text:c="3"/>61</text:p>
          </table:table-cell>
          <table:table-cell table:style-name="ce48" table:formula="of:=[.I9]+[.I59]" office:value-type="float" office:value="20" calcext:value-type="float">
            <text:p><text:s text:c="3"/>20</text:p>
          </table:table-cell>
          <table:table-cell table:style-name="ce108" table:formula="of:=[.J9]+[.J59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9" table:formula="of:=[.C10]+[.C60]" office:value-type="float" office:value="4813" calcext:value-type="float">
            <text:p><text:s text:c="3"/>4,813</text:p>
          </table:table-cell>
          <table:table-cell table:style-name="ce49" table:formula="of:=[.D10]+[.D60]" office:value-type="float" office:value="3930" calcext:value-type="float">
            <text:p><text:s text:c="3"/>3,930</text:p>
          </table:table-cell>
          <table:table-cell table:style-name="ce49" table:formula="of:=[.E10]+[.E60]" office:value-type="float" office:value="549" calcext:value-type="float">
            <text:p><text:s text:c="3"/>549</text:p>
          </table:table-cell>
          <table:table-cell table:style-name="ce49" table:formula="of:=[.F10]+[.F60]" office:value-type="float" office:value="544" calcext:value-type="float">
            <text:p><text:s text:c="3"/>544</text:p>
          </table:table-cell>
          <table:table-cell table:style-name="ce49" table:formula="of:=[.G10]+[.G60]" office:value-type="float" office:value="5" calcext:value-type="float">
            <text:p><text:s text:c="3"/>5</text:p>
          </table:table-cell>
          <table:table-cell table:style-name="ce49" table:formula="of:=[.H10]+[.H60]" office:value-type="float" office:value="334" calcext:value-type="float">
            <text:p><text:s text:c="3"/>334</text:p>
          </table:table-cell>
          <table:table-cell table:style-name="ce49" table:formula="of:=[.I10]+[.I60]" office:value-type="float" office:value="322" calcext:value-type="float">
            <text:p><text:s text:c="3"/>322</text:p>
          </table:table-cell>
          <table:table-cell table:style-name="ce109" table:formula="of:=[.J10]+[.J60]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11]+[.C55]+[.C57]" office:value-type="float" office:value="4799" calcext:value-type="float">
            <text:p><text:s text:c="3"/>4,799</text:p>
          </table:table-cell>
          <table:table-cell table:style-name="ce35" table:formula="of:=[.D11]+[.D55]+[.D57]" office:value-type="float" office:value="4704" calcext:value-type="float">
            <text:p><text:s text:c="3"/>4,704</text:p>
          </table:table-cell>
          <table:table-cell table:style-name="ce35" table:formula="of:=[.E11]+[.E55]+[.E57]" office:value-type="float" office:value="34" calcext:value-type="float">
            <text:p><text:s text:c="3"/>34</text:p>
          </table:table-cell>
          <table:table-cell table:style-name="ce35" table:formula="of:=[.F11]+[.F55]+[.F57]" office:value-type="float" office:value="26" calcext:value-type="float">
            <text:p><text:s text:c="3"/>26</text:p>
          </table:table-cell>
          <table:table-cell table:style-name="ce35" table:formula="of:=[.G11]+[.G55]+[.G57]" office:value-type="float" office:value="8" calcext:value-type="float">
            <text:p><text:s text:c="3"/>8</text:p>
          </table:table-cell>
          <table:table-cell table:style-name="ce35" table:formula="of:=[.H11]+[.H55]+[.H57]" office:value-type="float" office:value="61" calcext:value-type="float">
            <text:p><text:s text:c="3"/>61</text:p>
          </table:table-cell>
          <table:table-cell table:style-name="ce35" table:formula="of:=[.I11]+[.I55]+[.I57]" office:value-type="float" office:value="20" calcext:value-type="float">
            <text:p><text:s text:c="3"/>20</text:p>
          </table:table-cell>
          <table:table-cell table:style-name="ce81" table:formula="of:=[.J11]+[.J55]+[.J57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12]+[.C56]+[.C58]" office:value-type="float" office:value="4799" calcext:value-type="float">
            <text:p><text:s text:c="3"/>4,799</text:p>
          </table:table-cell>
          <table:table-cell table:style-name="ce36" table:formula="of:=[.D12]+[.D56]+[.D58]" office:value-type="float" office:value="3925" calcext:value-type="float">
            <text:p><text:s text:c="3"/>3,925</text:p>
          </table:table-cell>
          <table:table-cell table:style-name="ce36" table:formula="of:=[.E12]+[.E56]+[.E58]" office:value-type="float" office:value="542" calcext:value-type="float">
            <text:p><text:s text:c="3"/>542</text:p>
          </table:table-cell>
          <table:table-cell table:style-name="ce36" table:formula="of:=[.F12]+[.F56]+[.F58]" office:value-type="float" office:value="537" calcext:value-type="float">
            <text:p><text:s text:c="3"/>537</text:p>
          </table:table-cell>
          <table:table-cell table:style-name="ce36" table:formula="of:=[.G12]+[.G56]+[.G58]" office:value-type="float" office:value="5" calcext:value-type="float">
            <text:p><text:s text:c="3"/>5</text:p>
          </table:table-cell>
          <table:table-cell table:style-name="ce36" table:formula="of:=[.H12]+[.H56]+[.H58]" office:value-type="float" office:value="332" calcext:value-type="float">
            <text:p><text:s text:c="3"/>332</text:p>
          </table:table-cell>
          <table:table-cell table:style-name="ce36" table:formula="of:=[.I12]+[.I56]+[.I58]" office:value-type="float" office:value="320" calcext:value-type="float">
            <text:p><text:s text:c="3"/>320</text:p>
          </table:table-cell>
          <table:table-cell table:style-name="ce82" table:formula="of:=[.J12]+[.J56]+[.J58]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50" table:formula="of:=SUM([.C13];[.C15];[.C17];[.C19];[.C21];[.C23];[.C25];[.C27];[.C29];[.C31];[.C33];[.C35];[.C37];[.C39];[.C41];[.C43];[.C45];[.C47];[.C49];[.C51];[.C53])" office:value-type="float" office:value="3947" calcext:value-type="float">
            <text:p><text:s text:c="3"/>3,947</text:p>
          </table:table-cell>
          <table:table-cell table:style-name="ce50" table:formula="of:=SUM([.D13];[.D15];[.D17];[.D19];[.D21];[.D23];[.D25];[.D27];[.D29];[.D31];[.D33];[.D35];[.D37];[.D39];[.D41];[.D43];[.D45];[.D47];[.D49];[.D51];[.D53])" office:value-type="float" office:value="3871" calcext:value-type="float">
            <text:p><text:s text:c="3"/>3,871</text:p>
          </table:table-cell>
          <table:table-cell table:style-name="ce50" table:formula="of:=SUM([.E13];[.E15];[.E17];[.E19];[.E21];[.E23];[.E25];[.E27];[.E29];[.E31];[.E33];[.E35];[.E37];[.E39];[.E41];[.E43];[.E45];[.E47];[.E49];[.E51];[.E53])" office:value-type="float" office:value="30" calcext:value-type="float">
            <text:p><text:s text:c="3"/>30</text:p>
          </table:table-cell>
          <table:table-cell table:style-name="ce50" table:formula="of:=SUM([.F13];[.F15];[.F17];[.F19];[.F21];[.F23];[.F25];[.F27];[.F29];[.F31];[.F33];[.F35];[.F37];[.F39];[.F41];[.F43];[.F45];[.F47];[.F49];[.F51];[.F53])" office:value-type="float" office:value="23" calcext:value-type="float">
            <text:p><text:s text:c="3"/>23</text:p>
          </table:table-cell>
          <table:table-cell table:style-name="ce50" table:formula="of:=SUM([.G13];[.G15];[.G17];[.G19];[.G21];[.G23];[.G25];[.G27];[.G29];[.G31];[.G33];[.G35];[.G37];[.G39];[.G41];[.G43];[.G45];[.G47];[.G49];[.G51];[.G53])" office:value-type="float" office:value="7" calcext:value-type="float">
            <text:p><text:s text:c="3"/>7</text:p>
          </table:table-cell>
          <table:table-cell table:style-name="ce50" table:formula="of:=SUM([.H13];[.H15];[.H17];[.H19];[.H21];[.H23];[.H25];[.H27];[.H29];[.H31];[.H33];[.H35];[.H37];[.H39];[.H41];[.H43];[.H45];[.H47];[.H49];[.H51];[.H53])" office:value-type="float" office:value="46" calcext:value-type="float">
            <text:p><text:s text:c="3"/>46</text:p>
          </table:table-cell>
          <table:table-cell table:style-name="ce50" table:formula="of:=SUM([.I13];[.I15];[.I17];[.I19];[.I21];[.I23];[.I25];[.I27];[.I29];[.I31];[.I33];[.I35];[.I37];[.I39];[.I41];[.I43];[.I45];[.I47];[.I49];[.I51];[.I53])" office:value-type="float" office:value="19" calcext:value-type="float">
            <text:p><text:s text:c="3"/>19</text:p>
          </table:table-cell>
          <table:table-cell table:style-name="ce110" table:formula="of:=SUM([.J13];[.J15];[.J17];[.J19];[.J21];[.J23];[.J25];[.J27];[.J29];[.J31];[.J33];[.J35];[.J37];[.J39];[.J41];[.J43];[.J45];[.J47];[.J49];[.J51];[.J53])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1" table:formula="of:=SUM([.C14];[.C16];[.C18];[.C20];[.C22];[.C24];[.C26];[.C28];[.C30];[.C32];[.C34];[.C36];[.C38];[.C40];[.C42];[.C44];[.C46];[.C48];[.C50];[.C52];[.C54])" office:value-type="float" office:value="3947" calcext:value-type="float">
            <text:p><text:s text:c="3"/>3,947</text:p>
          </table:table-cell>
          <table:table-cell table:style-name="ce51" table:formula="of:=SUM([.D14];[.D16];[.D18];[.D20];[.D22];[.D24];[.D26];[.D28];[.D30];[.D32];[.D34];[.D36];[.D38];[.D40];[.D42];[.D44];[.D46];[.D48];[.D50];[.D52];[.D54])" office:value-type="float" office:value="3234" calcext:value-type="float">
            <text:p><text:s text:c="3"/>3,234</text:p>
          </table:table-cell>
          <table:table-cell table:style-name="ce51" table:formula="of:=SUM([.E14];[.E16];[.E18];[.E20];[.E22];[.E24];[.E26];[.E28];[.E30];[.E32];[.E34];[.E36];[.E38];[.E40];[.E42];[.E44];[.E46];[.E48];[.E50];[.E52];[.E54])" office:value-type="float" office:value="425" calcext:value-type="float">
            <text:p><text:s text:c="3"/>425</text:p>
          </table:table-cell>
          <table:table-cell table:style-name="ce51" table:formula="of:=SUM([.F14];[.F16];[.F18];[.F20];[.F22];[.F24];[.F26];[.F28];[.F30];[.F32];[.F34];[.F36];[.F38];[.F40];[.F42];[.F44];[.F46];[.F48];[.F50];[.F52];[.F54])" office:value-type="float" office:value="421" calcext:value-type="float">
            <text:p><text:s text:c="3"/>421</text:p>
          </table:table-cell>
          <table:table-cell table:style-name="ce51" table:formula="of:=SUM([.G14];[.G16];[.G18];[.G20];[.G22];[.G24];[.G26];[.G28];[.G30];[.G32];[.G34];[.G36];[.G38];[.G40];[.G42];[.G44];[.G46];[.G48];[.G50];[.G52];[.G54])" office:value-type="float" office:value="4" calcext:value-type="float">
            <text:p><text:s text:c="3"/>4</text:p>
          </table:table-cell>
          <table:table-cell table:style-name="ce51" table:formula="of:=SUM([.H14];[.H16];[.H18];[.H20];[.H22];[.H24];[.H26];[.H28];[.H30];[.H32];[.H34];[.H36];[.H38];[.H40];[.H42];[.H44];[.H46];[.H48];[.H50];[.H52];[.H54])" office:value-type="float" office:value="288" calcext:value-type="float">
            <text:p><text:s text:c="3"/>288</text:p>
          </table:table-cell>
          <table:table-cell table:style-name="ce51" table:formula="of:=SUM([.I14];[.I16];[.I18];[.I20];[.I22];[.I24];[.I26];[.I28];[.I30];[.I32];[.I34];[.I36];[.I38];[.I40];[.I42];[.I44];[.I46];[.I48];[.I50];[.I52];[.I54])" office:value-type="float" office:value="281" calcext:value-type="float">
            <text:p><text:s text:c="3"/>281</text:p>
          </table:table-cell>
          <table:table-cell table:style-name="ce111" table:formula="of:=SUM([.J14];[.J16];[.J18];[.J20];[.J22];[.J24];[.J26];[.J28];[.J30];[.J32];[.J34];[.J36];[.J38];[.J40];[.J42];[.J44];[.J46];[.J48];[.J50];[.J52];[.J54])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3]+[.E13]+[.H13]" office:value-type="float" office:value="884" calcext:value-type="float">
            <text:p><text:s text:c="3"/>884</text:p>
          </table:table-cell>
          <table:table-cell table:style-name="ce98" office:value-type="float" office:value="858" calcext:value-type="float">
            <text:p><text:s text:c="3"/>85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14]+[.E14]+[.H14]" office:value-type="float" office:value="884" calcext:value-type="float">
            <text:p><text:s text:c="3"/>884</text:p>
          </table:table-cell>
          <table:table-cell table:style-name="ce39" office:value-type="float" office:value="728" calcext:value-type="float">
            <text:p><text:s text:c="3"/>728</text:p>
          </table:table-cell>
          <table:table-cell table:number-columns-repeated="2" table:style-name="ce39" office:value-type="float" office:value="103" calcext:value-type="float">
            <text:p><text:s text:c="3"/>10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5]+[.E15]+[.H15]" office:value-type="float" office:value="85" calcext:value-type="float">
            <text:p><text:s text:c="3"/>85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16]+[.E16]+[.H16]" office:value-type="float" office:value="85" calcext:value-type="float">
            <text:p><text:s text:c="3"/>85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7]+[.E17]+[.H17]" office:value-type="float" office:value="513" calcext:value-type="float">
            <text:p><text:s text:c="3"/>513</text:p>
          </table:table-cell>
          <table:table-cell table:style-name="ce98" office:value-type="float" office:value="500" calcext:value-type="float">
            <text:p><text:s text:c="3"/>500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18]+[.E18]+[.H18]" office:value-type="float" office:value="513" calcext:value-type="float">
            <text:p><text:s text:c="3"/>513</text:p>
          </table:table-cell>
          <table:table-cell table:style-name="ce39" office:value-type="float" office:value="400" calcext:value-type="float">
            <text:p><text:s text:c="3"/>400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9]+[.E19]+[.H19]" office:value-type="float" office:value="91" calcext:value-type="float">
            <text:p><text:s text:c="3"/>91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20]+[.E20]+[.H20]" office:value-type="float" office:value="91" calcext:value-type="float">
            <text:p><text:s text:c="3"/>91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1]+[.E21]+[.H21]" office:value-type="float" office:value="128" calcext:value-type="float">
            <text:p><text:s text:c="3"/>128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22]+[.E22]+[.H22]" office:value-type="float" office:value="128" calcext:value-type="float">
            <text:p><text:s text:c="3"/>128</text:p>
          </table:table-cell>
          <table:table-cell table:style-name="ce39" office:value-type="float" office:value="97" calcext:value-type="float">
            <text:p><text:s text:c="3"/>97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3]+[.E23]+[.H23]" office:value-type="float" office:value="292" calcext:value-type="float">
            <text:p><text:s text:c="3"/>292</text:p>
          </table:table-cell>
          <table:table-cell table:style-name="ce98" office:value-type="float" office:value="291" calcext:value-type="float">
            <text:p><text:s text:c="3"/>29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24]+[.E24]+[.H24]" office:value-type="float" office:value="292" calcext:value-type="float">
            <text:p><text:s text:c="3"/>292</text:p>
          </table:table-cell>
          <table:table-cell table:style-name="ce39" office:value-type="float" office:value="254" calcext:value-type="float">
            <text:p><text:s text:c="3"/>25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5]+[.E25]+[.H25]" office:value-type="float" office:value="193" calcext:value-type="float">
            <text:p><text:s text:c="3"/>193</text:p>
          </table:table-cell>
          <table:table-cell table:style-name="ce98" office:value-type="float" office:value="193" calcext:value-type="float">
            <text:p><text:s text:c="3"/>19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26]+[.E26]+[.H26]" office:value-type="float" office:value="193" calcext:value-type="float">
            <text:p><text:s text:c="3"/>193</text:p>
          </table:table-cell>
          <table:table-cell table:style-name="ce39" office:value-type="float" office:value="163" calcext:value-type="float">
            <text:p><text:s text:c="3"/>163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7]+[.E27]+[.H27]" office:value-type="float" office:value="90" calcext:value-type="float">
            <text:p><text:s text:c="3"/>90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28]+[.E28]+[.H28]" office:value-type="float" office:value="90" calcext:value-type="float">
            <text:p><text:s text:c="3"/>90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9]+[.E29]+[.H29]" office:value-type="float" office:value="127" calcext:value-type="float">
            <text:p><text:s text:c="3"/>127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30]+[.E30]+[.H30]" office:value-type="float" office:value="127" calcext:value-type="float">
            <text:p><text:s text:c="3"/>127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31]+[.E31]+[.H31]" office:value-type="float" office:value="84" calcext:value-type="float">
            <text:p><text:s text:c="3"/>84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7" office:value-type="string" calcext:value-type="string">
            <text:p>女</text:p>
          </table:table-cell>
          <table:table-cell table:style-name="ce39" table:formula="of:=[.D32]+[.E32]+[.H32]" office:value-type="float" office:value="84" calcext:value-type="float">
            <text:p><text:s text:c="3"/>84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33]+[.E33]+[.H33]" office:value-type="float" office:value="220" calcext:value-type="float">
            <text:p><text:s text:c="3"/>220</text:p>
          </table:table-cell>
          <table:table-cell table:style-name="ce98" office:value-type="float" office:value="219" calcext:value-type="float">
            <text:p><text:s text:c="3"/>21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34]+[.E34]+[.H34]" office:value-type="float" office:value="220" calcext:value-type="float">
            <text:p><text:s text:c="3"/>220</text:p>
          </table:table-cell>
          <table:table-cell table:style-name="ce39" office:value-type="float" office:value="181" calcext:value-type="float">
            <text:p><text:s text:c="3"/>181</text:p>
          </table:table-cell>
          <table:table-cell table:number-columns-repeated="2"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35]+[.E35]+[.H35]" office:value-type="float" office:value="261" calcext:value-type="float">
            <text:p><text:s text:c="3"/>261</text:p>
          </table:table-cell>
          <table:table-cell table:style-name="ce98" office:value-type="float" office:value="254" calcext:value-type="float">
            <text:p><text:s text:c="3"/>2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36]+[.E36]+[.H36]" office:value-type="float" office:value="261" calcext:value-type="float">
            <text:p><text:s text:c="3"/>261</text:p>
          </table:table-cell>
          <table:table-cell table:style-name="ce39" office:value-type="float" office:value="210" calcext:value-type="float">
            <text:p><text:s text:c="3"/>21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37]+[.E37]+[.H37]" office:value-type="float" office:value="159" calcext:value-type="float">
            <text:p><text:s text:c="3"/>159</text:p>
          </table:table-cell>
          <table:table-cell table:style-name="ce98" office:value-type="float" office:value="159" calcext:value-type="float">
            <text:p><text:s text:c="3"/>15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7" office:value-type="string" calcext:value-type="string">
            <text:p>女</text:p>
          </table:table-cell>
          <table:table-cell table:style-name="ce39" table:formula="of:=[.D38]+[.E38]+[.H38]" office:value-type="float" office:value="159" calcext:value-type="float">
            <text:p><text:s text:c="3"/>159</text:p>
          </table:table-cell>
          <table:table-cell table:style-name="ce39" office:value-type="float" office:value="122" calcext:value-type="float">
            <text:p><text:s text:c="3"/>122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38" table:formula="of:=[.D39]+[.E39]+[.H39]" office:value-type="float" office:value="56" calcext:value-type="float">
            <text:p><text:s text:c="3"/>5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40]+[.E40]+[.H40]" office:value-type="float" office:value="56" calcext:value-type="float">
            <text:p><text:s text:c="3"/>56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41]+[.E41]+[.H41]" office:value-type="float" office:value="96" calcext:value-type="float">
            <text:p><text:s text:c="3"/>96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42]+[.E42]+[.H42]" office:value-type="float" office:value="96" calcext:value-type="float">
            <text:p><text:s text:c="3"/>96</text:p>
          </table:table-cell>
          <table:table-cell table:style-name="ce39" office:value-type="float" office:value="86" calcext:value-type="float">
            <text:p><text:s text:c="3"/>86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43]+[.E43]+[.H43]" office:value-type="float" office:value="15" calcext:value-type="float">
            <text:p><text:s text:c="3"/>15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44]+[.E44]+[.H44]" office:value-type="float" office:value="15" calcext:value-type="float">
            <text:p><text:s text:c="3"/>15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38" table:formula="of:=[.D45]+[.E45]+[.H45]" office:value-type="float" office:value="102" calcext:value-type="float">
            <text:p><text:s text:c="3"/>102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46]+[.E46]+[.H46]" office:value-type="float" office:value="102" calcext:value-type="float">
            <text:p><text:s text:c="3"/>102</text:p>
          </table:table-cell>
          <table:table-cell table:style-name="ce39" office:value-type="float" office:value="90" calcext:value-type="float">
            <text:p><text:s text:c="3"/>90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47]+[.E47]+[.H47]" office:value-type="float" office:value="85" calcext:value-type="float">
            <text:p><text:s text:c="3"/>85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48]+[.E48]+[.H48]" office:value-type="float" office:value="85" calcext:value-type="float">
            <text:p><text:s text:c="3"/>85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49]+[.E49]+[.H49]" office:value-type="float" office:value="262" calcext:value-type="float">
            <text:p><text:s text:c="3"/>262</text:p>
          </table:table-cell>
          <table:table-cell table:style-name="ce98" office:value-type="float" office:value="253" calcext:value-type="float">
            <text:p><text:s text:c="3"/>25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50]+[.E50]+[.H50]" office:value-type="float" office:value="262" calcext:value-type="float">
            <text:p><text:s text:c="3"/>262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38" table:formula="of:=[.D51]+[.E51]+[.H51]" office:value-type="float" office:value="51" calcext:value-type="float">
            <text:p><text:s text:c="3"/>51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52]+[.E52]+[.H52]" office:value-type="float" office:value="51" calcext:value-type="float">
            <text:p><text:s text:c="3"/>5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53]+[.E53]+[.H53]" office:value-type="float" office:value="153" calcext:value-type="float">
            <text:p><text:s text:c="3"/>153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54]+[.E54]+[.H54]" office:value-type="float" office:value="153" calcext:value-type="float">
            <text:p><text:s text:c="3"/>153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number-columns-repeated="2" table:style-name="ce39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6" table:formula="of:=[.D55]+[.E55]+[.H55]" office:value-type="float" office:value="506" calcext:value-type="float">
            <text:p><text:s text:c="3"/>506</text:p>
          </table:table-cell>
          <table:table-cell table:style-name="ce99" office:value-type="float" office:value="496" calcext:value-type="float">
            <text:p><text:s text:c="3"/>496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1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6]+[.E56]+[.H56]" office:value-type="float" office:value="506" calcext:value-type="float">
            <text:p><text:s text:c="3"/>506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8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D57]+[.E57]+[.H57]" office:value-type="float" office:value="346" calcext:value-type="float">
            <text:p><text:s text:c="3"/>346</text:p>
          </table:table-cell>
          <table:table-cell table:style-name="ce99" office:value-type="float" office:value="337" calcext:value-type="float">
            <text:p><text:s text:c="3"/>337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8]+[.E58]+[.H58]" office:value-type="float" office:value="346" calcext:value-type="float">
            <text:p><text:s text:c="3"/>346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number-columns-repeated="2" table:style-name="ce36" office:value-type="float" office:value="50" calcext:value-type="float">
            <text:p><text:s text:c="3"/>5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61]+[.C63]" office:value-type="float" office:value="14" calcext:value-type="float">
            <text:p><text:s text:c="3"/>1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62]+[.C64]" office:value-type="float" office:value="14" calcext:value-type="float">
            <text:p><text:s text:c="3"/>1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61]+[.E61]+[.H61]" office:value-type="float" office:value="12" calcext:value-type="float">
            <text:p><text:s text:c="3"/>1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62]+[.E62]+[.H62]" office:value-type="float" office:value="12" calcext:value-type="float">
            <text:p><text:s text:c="3"/>12</text:p>
          </table:table-cell>
          <table:table-cell table:style-name="ce39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63]+[.E63]+[.H63]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9" table:formula="of:=[.D64]+[.E64]+[.H64]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101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5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5-06T14:15:12</meta:creation-date>
    <dc:creator>MOI</dc:creator>
    <dc:date>2008-05-06T14:15:48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